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fo:font-weight="bold" officeooo:rsid="008db9d0" officeooo:paragraph-rsid="009495f1" style:font-weight-asian="bold" style:font-weight-complex="bold"/>
    </style:style>
    <style:style style:name="P2" style:family="paragraph" style:parent-style-name="Standard">
      <style:text-properties fo:font-weight="bold" officeooo:rsid="009519da" officeooo:paragraph-rsid="009519da" style:font-weight-asian="bold" style:font-weight-complex="bold"/>
    </style:style>
    <style:style style:name="P3" style:family="paragraph" style:parent-style-name="Standard">
      <style:text-properties fo:font-weight="bold" officeooo:rsid="0095e05a" officeooo:paragraph-rsid="0095e05a" style:font-weight-asian="bold" style:font-weight-complex="bold"/>
    </style:style>
    <style:style style:name="P4" style:family="paragraph" style:parent-style-name="Standard">
      <style:text-properties fo:font-weight="normal" officeooo:rsid="009495f1" officeooo:paragraph-rsid="009495f1" style:font-weight-asian="normal" style:font-weight-complex="normal"/>
    </style:style>
    <style:style style:name="P5" style:family="paragraph" style:parent-style-name="Standard">
      <style:text-properties fo:font-size="14pt" fo:font-weight="bold" officeooo:rsid="009495f1" officeooo:paragraph-rsid="009495f1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9495f1" officeooo:paragraph-rsid="009495f1"/>
    </style:style>
    <style:style style:name="T1" style:family="text">
      <style:text-properties officeooo:rsid="009495f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95e05a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</text:span>ан массив целых чисел </text:p>
      <text:p text:style-name="P1">Найдите Сколько чисел в паре выполняется условие </text:p>
      <text:p text:style-name="P1"><text:tab/><text:tab/><text:tab/><text:bookmark-start text:name="__DdeLink__692_128988848"/><text:span text:style-name="T1">num[i] * 2 &lt;= nums[j]</text:span><text:bookmark-end text:name="__DdeLink__692_128988848"/></text:p>
      <text:p text:style-name="P1"><text:span text:style-name="T2">важно</text:span> каждое число можно <text:span text:style-name="T1">использовать</text:span> только для одной пары </text:p>
      <text:p text:style-name="P1"><text:tab/><text:tab/><text:tab/>пример</text:p>
      <text:p text:style-name="P4">input: nums = [1, 8, 5, 4, 3, 5, 5, 1]</text:p>
      <text:p text:style-name="P4">output: 6 чисел это пари [1, 5], [1, 5], [4, 8] — здесь 6 чисел</text:p>
      <text:p text:style-name="P4"/>
      <text:p text:style-name="P5">идея</text:p>
      <text:p text:style-name="Standard">1) <text:s/><text:span text:style-name="T1">отсортировать массива</text:span></text:p>
      <text:p text:style-name="P6">2) один указатель<text:span text:style-name="T3">(leftIndex)</text:span> стартует с начала массивах</text:p>
      <text:p text:style-name="P6">3) <text:span text:style-name="T3">второй указатель (reghtIndex) </text:span>стартует с середины</text:p>
      <text:p text:style-name="P6">4) пока правый указатель меньше длины массива</text:p>
      <text:p text:style-name="P3">проверяем</text:p>
      <text:p text:style-name="P6">5) если условие для пари выполняется то берем + 2 и сдвигаем указатели</text:p>
      <text:p text:style-name="P6">6) если условие не выполняется для пари сдвигаем правый указатель вправо<text:span text:style-name="T3">( таким образом увеличивая результат ожидаемый - планируемый)</text:span></text:p>
      <text:p text:style-name="P6"/>
      <text:p text:style-name="P2">нюанс </text:p>
      <text:p text:style-name="P2">1 — проверять лезвий не дошел ли к середине</text:p>
      <text:p text:style-name="P2">2 — добавление сразу двух к ответу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9T16:46:25.364514867</dc:date>
    <meta:editing-duration>P5DT9H55M44S</meta:editing-duration>
    <meta:editing-cycles>54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23" meta:character-count="742" meta:non-whitespace-character-count="623"/>
  </office:meta>
</office:document-meta>
</file>